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P1" style:family="paragraph" style:parent-style-name="Standard"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style:line-height-at-least="0.198in"/>
      <style:text-properties style:font-name="Droid Sans Mono" fo:font-size="10.5pt"/>
    </style:style>
    <style:style style:name="P5" style:family="paragraph" style:parent-style-name="Standard">
      <style:text-properties style:font-name="Droid Sans Mono" fo:font-size="10.5pt" officeooo:rsid="0015fca0" officeooo:paragraph-rsid="0015fca0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Helvetica" fo:font-size="12.75pt" fo:letter-spacing="normal" fo:font-style="normal" fo:font-weight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Helvetica" fo:font-size="12.75pt" fo:letter-spacing="normal" fo:font-style="normal" fo:font-weight="normal" fo:background-color="transparent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Helvetica" fo:font-size="12.75pt" fo:letter-spacing="normal" fo:font-style="normal" fo:font-weight="normal" officeooo:paragraph-rsid="001f8e71" fo:background-color="transparent"/>
    </style:style>
    <style:style style:name="P10" style:family="paragraph" style:parent-style-name="Standard">
      <style:paragraph-properties style:line-height-at-least="0.198in"/>
      <style:text-properties style:font-name="Droid Sans Mono" fo:font-size="10.5pt"/>
    </style:style>
    <style:style style:name="P11" style:family="paragraph" style:parent-style-name="Standard">
      <style:text-properties fo:color="#d4d4d4" style:font-name="Droid Sans Mono" fo:font-size="10.5pt" fo:font-weight="normal" fo:background-color="#1e1e1e"/>
    </style:style>
    <style:style style:name="P1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3" style:family="paragraph" style:parent-style-name="Standard">
      <style:paragraph-properties style:line-height-at-least="0.198in"/>
    </style:style>
    <style:style style:name="T1" style:family="text">
      <style:text-properties fo:font-variant="normal" fo:text-transform="none" style:font-name="Helvetica" fo:font-size="12.75pt" fo:letter-spacing="normal" fo:font-style="normal"/>
    </style:style>
    <style:style style:name="T2" style:family="text">
      <style:text-properties fo:font-variant="normal" fo:text-transform="none" style:font-name="Helvetica" fo:font-size="12.75pt" fo:letter-spacing="normal" fo:font-style="normal" fo:font-weight="normal"/>
    </style:style>
    <style:style style:name="T3" style:family="text">
      <style:text-properties fo:font-variant="normal" fo:text-transform="none" style:font-name="Helvetica" fo:font-size="12.75pt" fo:letter-spacing="normal" fo:font-style="normal" officeooo:rsid="000c95e4"/>
    </style:style>
    <style:style style:name="T4" style:family="text">
      <style:text-properties fo:font-variant="normal" fo:text-transform="none" style:font-name="Helvetica" fo:font-size="12.75pt" fo:letter-spacing="normal" fo:font-style="normal" officeooo:rsid="000e0b9d"/>
    </style:style>
    <style:style style:name="T5" style:family="text">
      <style:text-properties style:font-name="Helvetica" fo:font-size="12.75pt" fo:letter-spacing="normal" fo:font-weight="normal"/>
    </style:style>
    <style:style style:name="T6" style:family="text">
      <style:text-properties fo:color="#c586c0"/>
    </style:style>
    <style:style style:name="T7" style:family="text">
      <style:text-properties fo:color="#d4d4d4" style:font-name="Droid Sans Mono" fo:font-size="10.5pt" fo:font-weight="normal" fo:background-color="#1e1e1e" loext:char-shading-value="0"/>
    </style:style>
    <style:style style:name="T8" style:family="text">
      <style:text-properties fo:color="#d4d4d4" fo:font-weight="normal" fo:background-color="#1e1e1e" loext:char-shading-value="0"/>
    </style:style>
    <style:style style:name="T9" style:family="text">
      <style:text-properties fo:color="#dcdcaa"/>
    </style:style>
    <style:style style:name="T10" style:family="text">
      <style:text-properties fo:color="#dcdcaa" style:font-name="Droid Sans Mono" fo:font-size="10.5pt" fo:font-weight="normal" fo:background-color="#1e1e1e" loext:char-shading-value="0"/>
    </style:style>
    <style:style style:name="T11" style:family="text">
      <style:text-properties fo:color="#dcdcaa" fo:font-weight="normal" fo:background-color="#1e1e1e" loext:char-shading-value="0"/>
    </style:style>
    <style:style style:name="T12" style:family="text">
      <style:text-properties fo:color="#ce9178"/>
    </style:style>
    <style:style style:name="T13" style:family="text">
      <style:text-properties fo:color="#ce9178" style:font-name="Droid Sans Mono" fo:font-size="10.5pt" fo:font-weight="normal" fo:background-color="#1e1e1e" loext:char-shading-value="0"/>
    </style:style>
    <style:style style:name="T14" style:family="text">
      <style:text-properties fo:color="#ce9178" fo:font-weight="normal" fo:background-color="#1e1e1e" loext:char-shading-value="0"/>
    </style:style>
    <style:style style:name="T15" style:family="text">
      <style:text-properties fo:color="#569cd6"/>
    </style:style>
    <style:style style:name="T16" style:family="text">
      <style:text-properties fo:color="#569cd6" style:font-name="Droid Sans Mono" fo:font-size="10.5pt" fo:font-weight="normal" fo:background-color="#1e1e1e" loext:char-shading-value="0"/>
    </style:style>
    <style:style style:name="T17" style:family="text">
      <style:text-properties fo:color="#569cd6" fo:font-weight="normal" fo:background-color="#1e1e1e" loext:char-shading-value="0"/>
    </style:style>
    <style:style style:name="T18" style:family="text">
      <style:text-properties officeooo:rsid="000e9395"/>
    </style:style>
    <style:style style:name="T19" style:family="text">
      <style:text-properties fo:color="#4ec9b0"/>
    </style:style>
    <style:style style:name="T20" style:family="text">
      <style:text-properties fo:color="#4ec9b0" fo:font-weight="normal" fo:background-color="#1e1e1e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140d3f" fo:background-color="transparent" loext:char-shading-value="0"/>
    </style:style>
    <style:style style:name="T23" style:family="text">
      <style:text-properties officeooo:rsid="00146c9d" fo:background-color="transparent" loext:char-shading-value="0"/>
    </style:style>
    <style:style style:name="T24" style:family="text">
      <style:text-properties officeooo:rsid="0014d2e3" fo:background-color="transparent" loext:char-shading-value="0"/>
    </style:style>
    <style:style style:name="T25" style:family="text">
      <style:text-properties officeooo:rsid="0015fca0" fo:background-color="transparent" loext:char-shading-value="0"/>
    </style:style>
    <style:style style:name="T26" style:family="text">
      <style:text-properties officeooo:rsid="0017a1ff" fo:background-color="transparent" loext:char-shading-value="0"/>
    </style:style>
    <style:style style:name="T27" style:family="text">
      <style:text-properties officeooo:rsid="00197ed2" fo:background-color="transparent" loext:char-shading-value="0"/>
    </style:style>
    <style:style style:name="T28" style:family="text">
      <style:text-properties officeooo:rsid="00199e0a" fo:background-color="transparent" loext:char-shading-value="0"/>
    </style:style>
    <style:style style:name="T29" style:family="text">
      <style:text-properties fo:color="#b5cea8"/>
    </style:style>
    <style:style style:name="T30" style:family="text">
      <style:text-properties fo:color="#b5cea8" officeooo:rsid="00197ed2"/>
    </style:style>
    <style:style style:name="T31" style:family="text">
      <style:text-properties fo:color="#b5cea8" fo:font-weight="normal" fo:background-color="#1e1e1e" loext:char-shading-value="0"/>
    </style:style>
    <style:style style:name="T32" style:family="text">
      <style:text-properties fo:color="#9cdcfe"/>
    </style:style>
    <style:style style:name="T33" style:family="text">
      <style:text-properties fo:color="#9cdcfe" fo:font-weight="normal" fo:background-color="#1e1e1e" loext:char-shading-value="0"/>
    </style:style>
    <style:style style:name="T34" style:family="text">
      <style:text-properties officeooo:rsid="001bb831"/>
    </style:style>
    <style:style style:name="T35" style:family="text">
      <style:text-properties officeooo:rsid="001bc8ba"/>
    </style:style>
    <style:style style:name="T36" style:family="text">
      <style:text-properties officeooo:rsid="001ce008"/>
    </style:style>
    <style:style style:name="T37" style:family="text">
      <style:text-properties officeooo:rsid="001f8e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3">1</text:span></text:span><text:span text:style-name="Strong_20_Emphasis"><text:span text:style-name="T1">. </text:span></text:span><text:span text:style-name="T2">Write a Python program to get the Python version you are using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6">import</text:span> sys</text:p>
            <text:p text:style-name="P3"/>
            <text:p text:style-name="P2"><text:span text:style-name="T9">print</text:span>(<text:span text:style-name="T12">"Version: "</text:span>)</text:p>
            <text:p text:style-name="P2"><text:span text:style-name="T9">print</text:span>(sys.version)</text:p>
            <text:p text:style-name="P2"><text:span text:style-name="T9">print</text:span>(<text:span text:style-name="T12">"Version information: "</text:span>)</text:p>
            <text:p text:style-name="P3"><text:span text:style-name="T10">print</text:span><text:span text:style-name="T7">(sys.version_info)</text:span></text:p>
          </table:table-cell>
        </table:table-row>
      </table:table>
      <text:p text:style-name="P6"/>
      <text:p text:style-name="P6"><text:span text:style-name="Strong_20_Emphasis"><text:span text:style-name="T4">2</text:span></text:span><text:span text:style-name="Strong_20_Emphasis"><text:span text:style-name="T1">. </text:span></text:span><text:span text:style-name="T2">Write a Python program to display the current date and time.</text:span><text:line-break/><text:span text:style-name="Emphasis"><text:span text:style-name="T5">Sample Output :</text:span></text:span><text:line-break/><text:span text:style-name="T2">Current date and time :</text:span><text:line-break/><text:span text:style-name="T2">2014-07-05 14:34:14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span text:style-name="T6">import</text:span> datetime</text:p>
            <text:p text:style-name="P3"/>
            <text:p text:style-name="P2">now = datetime.datetime.now()</text:p>
            <text:p text:style-name="P3"><text:span text:style-name="T10">print</text:span><text:span text:style-name="T7">(now.strftime(</text:span><text:span text:style-name="T13">"</text:span><text:span text:style-name="T16">%d-</text:span><text:span text:style-name="T13">%m-%Y %H:%M:%S"</text:span><text:span text:style-name="T7">))</text:span></text:p>
          </table:table-cell>
        </table:table-row>
      </table:table>
      <text:p text:style-name="P7"/>
      <text:p text:style-name="P7"><text:span text:style-name="Strong_20_Emphasis"><text:span text:style-name="T18">3</text:span></text:span><text:span text:style-name="Strong_20_Emphasis">. </text:span>Write a Python program which accepts the radius of a circle from the user and compute the area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"><text:span text:style-name="T6">from</text:span> math <text:span text:style-name="T6">import</text:span> pi</text:p>
            <text:p text:style-name="P2">r = <text:span text:style-name="T19">float</text:span>(<text:span text:style-name="T9">input</text:span>(<text:span text:style-name="T12">"Input radius: "</text:span>))</text:p>
            <text:p text:style-name="P4"><text:span text:style-name="T11">print</text:span><text:span text:style-name="T8">(</text:span><text:span text:style-name="T14">"The area of the circle: </text:span><text:span text:style-name="T17">%s</text:span><text:span text:style-name="T14">"</text:span><text:span text:style-name="T8"> % </text:span><text:span text:style-name="T20">str</text:span><text:span text:style-name="T8">(r*r*pi))</text:span></text:p>
          </table:table-cell>
        </table:table-row>
      </table:table>
      <text:p text:style-name="P7"/>
      <text:p text:style-name="P7"><text:span text:style-name="Strong_20_Emphasis"><text:span text:style-name="T22">4</text:span></text:span><text:span text:style-name="Strong_20_Emphasis"><text:span text:style-name="T21">. </text:span></text:span><text:span text:style-name="T21">Write a Python program to accept a filename from the user and print the extension of that.<text:line-break/></text:span><text:span text:style-name="Emphasis"><text:span text:style-name="T21">Sample filename : </text:span></text:span><text:span text:style-name="T21">abc.java<text:line-break/></text:span><text:span text:style-name="Emphasis"><text:span text:style-name="T21">Output : </text:span></text:span><text:span text:style-name="T21">java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fileName = <text:span text:style-name="T9">input</text:span>()</text:p>
            <text:p text:style-name="P2">exName = fileName[fileName.index(<text:span text:style-name="T12">'.'</text:span>)+<text:span text:style-name="T29">1</text:span>:]</text:p>
            <text:p text:style-name="P4"><text:span text:style-name="T11">print</text:span><text:span text:style-name="T8">(exName) </text:span></text:p>
          </table:table-cell>
        </table:table-row>
      </table:table>
      <text:p text:style-name="P8"/>
      <text:p text:style-name="P7"><text:span text:style-name="Strong_20_Emphasis"><text:span text:style-name="T23">5</text:span></text:span><text:span text:style-name="Strong_20_Emphasis"><text:span text:style-name="T21">. </text:span></text:span><text:span text:style-name="T21">Write a Python program to display the examination schedule. (extract the date from exam_st_date).<text:line-break/>exam_st_date = (11, 12, 2014)<text:line-break/>Sample Output : The examination will start from : 11 / 12 / 2014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">exam_st_date = (<text:span text:style-name="T29">11</text:span>, <text:span text:style-name="T29">12</text:span>, <text:span text:style-name="T29">2014</text:span>)</text:p>
            <text:p text:style-name="P4"><text:span text:style-name="T11">print</text:span><text:span text:style-name="T8">(</text:span><text:span text:style-name="T14">"The examination will start from: </text:span><text:span text:style-name="T17">%d</text:span><text:span text:style-name="T14"> / </text:span><text:span text:style-name="T17">%d</text:span><text:span text:style-name="T14"> / </text:span><text:span text:style-name="T17">%d</text:span><text:span text:style-name="T14">"</text:span><text:span text:style-name="T8"> % exam_st_date)</text:span></text:p>
          </table:table-cell>
        </table:table-row>
      </table:table>
      <text:p text:style-name="P8"/>
      <text:p text:style-name="P7"><text:span text:style-name="Strong_20_Emphasis"><text:span text:style-name="T24"/></text:span></text:p>
      <text:p text:style-name="P7"><text:span text:style-name="Strong_20_Emphasis"><text:span text:style-name="T24"/></text:span></text:p>
      <text:p text:style-name="P7"><text:span text:style-name="Strong_20_Emphasis"><text:span text:style-name="T24"/></text:span></text:p>
      <text:p text:style-name="P7"><text:span text:style-name="Strong_20_Emphasis"><text:span text:style-name="T24"/></text:span></text:p>
      <text:p text:style-name="P7"><text:span text:style-name="Strong_20_Emphasis"><text:span text:style-name="T24"/></text:span></text:p>
      <text:p text:style-name="P7"><text:span text:style-name="Strong_20_Emphasis"><text:span text:style-name="T24"/></text:span></text:p>
      <text:p text:style-name="P7"><text:soft-page-break/><text:span text:style-name="Strong_20_Emphasis"><text:span text:style-name="T24">6</text:span></text:span><text:span text:style-name="Strong_20_Emphasis"><text:span text:style-name="T21">. </text:span></text:span><text:span text:style-name="T21">Write a Python program that accepts an integer (n) and computes the value of n+nn+nnn.<text:line-break/></text:span><text:span text:style-name="Emphasis"><text:span text:style-name="T21">Sample value of n is </text:span></text:span><text:span text:style-name="T21">5</text:span><text:span text:style-name="Emphasis"><text:span text:style-name="T21"><text:line-break/>Expected Result : </text:span></text:span><text:span text:style-name="T21">615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">n = <text:span text:style-name="T19">int</text:span>(<text:span text:style-name="T9">input</text:span>(<text:span text:style-name="T12">"Input n: "</text:span>))</text:p>
            <text:p text:style-name="P2">nn = <text:span text:style-name="T19">int</text:span>(<text:span text:style-name="T12">"</text:span><text:span text:style-name="T15">%d%d</text:span><text:span text:style-name="T12">"</text:span> %(n,n))</text:p>
            <text:p text:style-name="P2">nnn = <text:span text:style-name="T19">int</text:span>(<text:span text:style-name="T12">"</text:span><text:span text:style-name="T15">%d%d%d</text:span><text:span text:style-name="T12">"</text:span> %(n,n,n))</text:p>
            <text:p text:style-name="P3"/>
            <text:p text:style-name="P4"><text:span text:style-name="T11">print</text:span><text:span text:style-name="T8"> (n+nn+nnn)</text:span></text:p>
          </table:table-cell>
        </table:table-row>
      </table:table>
      <text:p text:style-name="P8"/>
      <text:p text:style-name="P7"><text:span text:style-name="Strong_20_Emphasis"><text:span text:style-name="T25">7</text:span></text:span><text:span text:style-name="Strong_20_Emphasis"><text:span text:style-name="T21">. </text:span></text:span><text:span text:style-name="T21">Write a Python program to print the documents (syntax, description etc.) of Python built-in function(s).<text:line-break/></text:span><text:span text:style-name="Emphasis"><text:span text:style-name="T21">Sample function</text:span></text:span><text:span text:style-name="T21">: abs()</text:span><text:span text:style-name="Emphasis"><text:span text:style-name="T21"><text:line-break/>Expected Result</text:span></text:span><text:span text:style-name="T21">:<text:line-break/>Return the absolute value of the argument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"><text:span text:style-name="T11">print</text:span><text:span text:style-name="T8">(</text:span><text:span text:style-name="T11">abs</text:span><text:span text:style-name="T8">.</text:span><text:span text:style-name="T33">__doc__</text:span><text:span text:style-name="T8">)</text:span></text:p>
          </table:table-cell>
        </table:table-row>
      </table:table>
      <text:p text:style-name="P8"/>
      <text:p text:style-name="P7"><text:span text:style-name="Strong_20_Emphasis"><text:span text:style-name="T26">8</text:span></text:span><text:span text:style-name="Strong_20_Emphasis"><text:span text:style-name="T21">. </text:span></text:span><text:span text:style-name="T21">Write a Python program to print the calendar of a given month and year.<text:line-break/></text:span><text:span text:style-name="Emphasis"><text:span text:style-name="T21">Note : </text:span></text:span><text:span text:style-name="T21">Use 'calendar' module.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"><text:span text:style-name="T6">import</text:span> calendar</text:p>
            <text:p text:style-name="P3"/>
            <text:p text:style-name="P2">y = <text:span text:style-name="T19">int</text:span>(<text:span text:style-name="T9">input</text:span>(<text:span text:style-name="T12">"Input year: "</text:span>))</text:p>
            <text:p text:style-name="P2">m = <text:span text:style-name="T19">int</text:span>(<text:span text:style-name="T9">input</text:span>(<text:span text:style-name="T12">"Input month: "</text:span>))</text:p>
            <text:p text:style-name="P4"><text:span text:style-name="T11">print</text:span><text:span text:style-name="T8">(calendar.month(y, m))</text:span></text:p>
          </table:table-cell>
        </table:table-row>
      </table:table>
      <text:p text:style-name="P8"/>
      <text:p text:style-name="P7"><text:span text:style-name="Strong_20_Emphasis"><text:span text:style-name="T27">9</text:span></text:span><text:span text:style-name="Strong_20_Emphasis"><text:span text:style-name="T21">. </text:span></text:span><text:span text:style-name="T21">Write a Python program to calculate number of days between two dates.<text:line-break/></text:span><text:span text:style-name="Emphasis"><text:span text:style-name="T21">Sample dates</text:span></text:span><text:span text:style-name="T21">: (</text:span><text:span text:style-name="T27">2001</text:span><text:span text:style-name="T21">, </text:span><text:span text:style-name="T27">4</text:span><text:span text:style-name="T21">, </text:span><text:span text:style-name="T27">15</text:span><text:span text:style-name="T21">), (20</text:span><text:span text:style-name="T27">01</text:span><text:span text:style-name="T21">, </text:span><text:span text:style-name="T27">4</text:span><text:span text:style-name="T21">, </text:span><text:span text:style-name="T27">20</text:span><text:span text:style-name="T21">)<text:line-break/></text:span><text:span text:style-name="Emphasis"><text:span text:style-name="T21">Expected output</text:span></text:span><text:span text:style-name="T21">: 9 days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"><text:span text:style-name="T6">import</text:span> datetime</text:p>
            <text:p text:style-name="P3"/>
            <text:p text:style-name="P2">day1 = datetime.date(<text:span text:style-name="T29">200</text:span><text:span text:style-name="T30">1</text:span>, <text:span text:style-name="T29">4</text:span>, <text:span text:style-name="T29">15</text:span>)</text:p>
            <text:p text:style-name="P2">day2 = datetime.date(<text:span text:style-name="T29">200</text:span><text:span text:style-name="T30">1</text:span>, <text:span text:style-name="T29">4</text:span>, <text:span text:style-name="T29">20</text:span>)</text:p>
            <text:p text:style-name="P2">res = day2 - day1</text:p>
            <text:p text:style-name="P4"><text:span text:style-name="T11">print</text:span><text:span text:style-name="T8">(res.days)</text:span></text:p>
          </table:table-cell>
        </table:table-row>
      </table:table>
      <text:p text:style-name="P8"/>
      <text:p text:style-name="P7"><text:span text:style-name="Strong_20_Emphasis"><text:span text:style-name="T28">10</text:span></text:span><text:span text:style-name="Strong_20_Emphasis"><text:span text:style-name="T21">. </text:span></text:span><text:span text:style-name="T21">Write a Python program to add two objects if both objects are an integer type.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"><text:span text:style-name="T15">def</text:span> <text:span text:style-name="T9">sum2Object</text:span>(<text:span text:style-name="T32">a</text:span>, <text:span text:style-name="T32">b</text:span>):</text:p>
            <text:p text:style-name="P2"><text:span text:style-name="T6"><text:s text:c="4"/>if</text:span> (<text:span text:style-name="T9">isinstance</text:span>(a, <text:span text:style-name="T19">int</text:span>) <text:span text:style-name="T15">and</text:span> <text:span text:style-name="T9">isinstance</text:span>(b, <text:span text:style-name="T19">int</text:span>)):</text:p>
            <text:p text:style-name="P2"><text:span text:style-name="T6"><text:s text:c="8"/>return</text:span> a + b</text:p>
            <text:p text:style-name="P2"><text:span text:style-name="T6"><text:s text:c="4"/>raise</text:span> <text:span text:style-name="T19">TypeError</text:span>(<text:span text:style-name="T12">"a and b must be integers."</text:span>)</text:p>
            <text:p text:style-name="P3"/>
            <text:p text:style-name="P2">a = <text:span text:style-name="T9">input</text:span>()</text:p>
            <text:p text:style-name="P2">b = <text:span text:style-name="T9">input</text:span>()</text:p>
            <text:p text:style-name="P4"><text:span text:style-name="T11">print</text:span><text:span text:style-name="T8">(sum2Object(a, b))</text:span></text:p>
          </table:table-cell>
        </table:table-row>
      </table:table>
      <text:p text:style-name="P8"/>
      <text:p text:style-name="P8"><text:soft-page-break/><text:span text:style-name="Strong_20_Emphasis"><text:span text:style-name="T34">11</text:span></text:span><text:span text:style-name="Strong_20_Emphasis">. </text:span>Write a Python program to determine if a Python shell is executing in 32bit or 64bit mode on OS.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"><text:span text:style-name="T6">import</text:span> struct</text:p>
            <text:p text:style-name="P3"/>
            <text:p text:style-name="P4"><text:span text:style-name="T11">print</text:span><text:span text:style-name="T8">(struct.calcsize(</text:span><text:span text:style-name="T14">"P"</text:span><text:span text:style-name="T8">)*</text:span><text:span text:style-name="T31">8</text:span><text:span text:style-name="T8">)</text:span></text:p>
          </table:table-cell>
        </table:table-row>
      </table:table>
      <text:p text:style-name="P8"/>
      <text:p text:style-name="P8"><text:span text:style-name="Strong_20_Emphasis"><text:span text:style-name="T36">12</text:span></text:span><text:span text:style-name="Strong_20_Emphasis">. </text:span>Write a Python program to get OS name, platform and release information.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"><text:span text:style-name="T6">import</text:span> os</text:p>
            <text:p text:style-name="P2"><text:span text:style-name="T6">import</text:span> platform</text:p>
            <text:p text:style-name="P3"/>
            <text:p text:style-name="P2"><text:span text:style-name="T9">print</text:span>(os.name)</text:p>
            <text:p text:style-name="P2"><text:span text:style-name="T9">print</text:span>(platform.system())</text:p>
            <text:p text:style-name="P4"><text:span text:style-name="T11">print</text:span><text:span text:style-name="T8">(platform.release())</text:span></text:p>
          </table:table-cell>
        </table:table-row>
      </table:table>
      <text:p text:style-name="P8"/>
      <text:p text:style-name="P8"><text:span text:style-name="Strong_20_Emphasis"><text:span text:style-name="T36">13</text:span></text:span><text:span text:style-name="Strong_20_Emphasis">. </text:span>Write a Python program to locate Python site-packages.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"><text:span text:style-name="T6">import</text:span> site</text:p>
            <text:p text:style-name="P4"><text:span text:style-name="T11">print</text:span><text:span text:style-name="T8">(site.getsitepackages())</text:span></text:p>
          </table:table-cell>
        </table:table-row>
      </table:table>
      <text:p text:style-name="P8"/>
      <text:p text:style-name="P9">--------------------------------------------------------------------------</text:p>
      <text:p text:style-name="P9"><text:span text:style-name="Strong_20_Emphasis"><text:span text:style-name="T37">14</text:span></text:span><text:span text:style-name="Strong_20_Emphasis">. </text:span>Write a Python program to create all possible strings by using 'a', 'e', 'i', 'o', 'u'. Use the characters exactly once.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"><text:span text:style-name="T6">import</text:span> random</text:p>
            <text:p text:style-name="P3"/>
            <text:p text:style-name="P2"><text:span text:style-name="T15">def</text:span> <text:span text:style-name="T9">fact</text:span>(<text:span text:style-name="T32">n</text:span>):</text:p>
            <text:p text:style-name="P2"><text:span text:style-name="T6">if</text:span> (n == <text:span text:style-name="T29">1</text:span>):</text:p>
            <text:p text:style-name="P2"><text:span text:style-name="T6">return</text:span> <text:span text:style-name="T29">1</text:span></text:p>
            <text:p text:style-name="P2"><text:span text:style-name="T6">return</text:span> n*fact(n-<text:span text:style-name="T29">1</text:span>)</text:p>
            <text:p text:style-name="P3"/>
            <text:p text:style-name="P2">arr = [<text:span text:style-name="T12">'u'</text:span>, <text:span text:style-name="T12">'e'</text:span>, <text:span text:style-name="T12">'o'</text:span>, <text:span text:style-name="T12">'a'</text:span>, <text:span text:style-name="T12">'i'</text:span>]</text:p>
            <text:p text:style-name="P2">st = <text:span text:style-name="T19">set</text:span>()</text:p>
            <text:p text:style-name="P2">n = fact(<text:span text:style-name="T9">len</text:span>(arr))</text:p>
            <text:p text:style-name="P2"><text:span text:style-name="T6">while</text:span>(<text:span text:style-name="T9">len</text:span>(st) &lt; n):</text:p>
            <text:p text:style-name="P2">random.shuffle(arr)</text:p>
            <text:p text:style-name="P2">st.add(<text:span text:style-name="T12">''</text:span>.join(arr))</text:p>
            <text:p text:style-name="P3"/>
            <text:p text:style-name="P2"><text:span text:style-name="T6">for</text:span> i <text:span text:style-name="T6">in</text:span> <text:span text:style-name="T19">list</text:span>(st):</text:p>
            <text:p text:style-name="P4"><text:span text:style-name="T11">print</text:span><text:span text:style-name="T8">(i)</text:span></text:p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4:37:12.032308044</meta:creation-date>
    <meta:editing-duration>PT10H18M50S</meta:editing-duration>
    <meta:editing-cycles>13</meta:editing-cycles>
    <meta:generator>LibreOffice/6.0.7.3$Linux_X86_64 LibreOffice_project/00m0$Build-3</meta:generator>
    <dc:date>2020-08-18T18:31:37.702080406</dc:date>
    <meta:document-statistic meta:table-count="14" meta:image-count="0" meta:object-count="0" meta:page-count="3" meta:paragraph-count="74" meta:word-count="474" meta:character-count="3041" meta:non-whitespace-character-count="2624"/>
  </office:meta>
</office:document-meta>
</file>